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&quot;Amazon Ember&quot;" svg:font-family="&quot;&quot;Amazon Ember&quot;&quot;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style:vertical-align="automatic"/>
      <style:text-properties fo:color="#0000FF" style:text-underline-style="solid" style:text-underline-type="single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5" style:family="table-cell" style:parent-style-name="Default" style:data-style-name="N0"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fo:color="#000000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/>
      <style:text-properties fo:color="#000000"/>
    </style:style>
    <style:style style:name="ce8" style:family="table-cell" style:parent-style-name="Default" style:data-style-name="N36">
      <style:text-properties fo:color="#000000"/>
    </style:style>
    <style:style style:name="ce9" style:family="table-cell" style:parent-style-name="Default" style:data-style-name="N0">
      <style:table-cell-properties style:vertical-align="automatic" fo:background-color="#FFFFFF"/>
      <style:text-properties style:font-name="Roboto" style:font-name-asian="Roboto" style:font-name-complex="Roboto"/>
    </style:style>
    <style:style style:name="ce10" style:family="table-cell" style:parent-style-name="Default" style:data-style-name="N0">
      <style:table-cell-properties style:vertical-align="automatic" fo:background-color="#FFFFFF"/>
      <style:text-properties fo:color="#111111" style:font-name="&quot;Amazon Ember&quot;" style:font-name-asian="&quot;Amazon Ember&quot;" style:font-name-complex="&quot;Amazon Ember&quot;" fo:font-size="11pt" style:font-size-asian="11pt" style:font-size-complex="11pt"/>
    </style:style>
    <style:style style:name="ce11" style:family="table-cell" style:parent-style-name="Default" style:data-style-name="N0">
      <style:table-cell-properties fo:background-color="#FFFFFF"/>
      <style:text-properties fo:color="#111111" style:font-name="&quot;Amazon Ember&quot;" style:font-name-asian="&quot;Amazon Ember&quot;" style:font-name-complex="&quot;Amazon Ember&quot;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5.63562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4" table:style-name="ce5"/>
          <table:table-cell table:style-name="ce6"/>
          <table:table-cell office:value-type="string" table:style-name="ce6">
            <text:p>Target price</text:p>
          </table:table-cell>
          <table:table-cell office:value-type="string" table:style-name="ce6">
            <text:p>Actual price</text:p>
          </table:table-cell>
          <table:table-cell table:number-columns-repeated="20" table:style-name="ce5"/>
          <table:table-cell table:number-columns-repeated="16357"/>
        </table:table-row>
        <table:table-row table:style-name="ro1">
          <table:table-cell office:value-type="string" table:style-name="ce6">
            <text:p>Group</text:p>
          </table:table-cell>
          <table:table-cell office:value-type="string" table:style-name="ce6">
            <text:p>Part Name</text:p>
          </table:table-cell>
          <table:table-cell office:value-type="string" table:style-name="ce6">
            <text:p>Model number</text:p>
          </table:table-cell>
          <table:table-cell office:value-type="string" table:style-name="ce6">
            <text:p>Spec</text:p>
          </table:table-cell>
          <table:table-cell office:value-type="string" table:style-name="ce6">
            <text:p>Order URL</text:p>
          </table:table-cell>
          <table:table-cell office:value-type="string" table:style-name="ce6">
            <text:p>EUR</text:p>
          </table:table-cell>
          <table:table-cell office:value-type="string" table:style-name="ce6">
            <text:p>EUR</text:p>
          </table:table-cell>
          <table:table-cell office:value-type="string" table:style-name="ce6">
            <text:p>USD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Notes</text:p>
          </table:table-cell>
          <table:table-cell table:number-columns-repeated="17" table:style-name="ce5"/>
          <table:table-cell table:number-columns-repeated="16357"/>
        </table:table-row>
        <table:table-row table:style-name="ro1">
          <table:table-cell office:value-type="string" table:style-name="ce3">
            <text:p>Frame</text:p>
          </table:table-cell>
          <table:table-cell office:value-type="string" table:style-name="ce3">
            <text:p>Bullitt RAW</text:p>
          </table:table-cell>
          <table:table-cell table:number-columns-repeated="2" table:style-name="ce1"/>
          <table:table-cell table:style-name="ce3"/>
          <table:table-cell office:value-type="currency" office:value="1650" table:style-name="ce7">
            <text:p>€1.650</text:p>
          </table:table-cell>
          <table:table-cell office:value-type="currency" office:value="1650" table:style-name="ce7">
            <text:p>€1.650</text:p>
          </table:table-cell>
          <table:table-cell table:style-name="ce1"/>
          <table:table-cell office:value-type="string" table:style-name="ce3">
            <text:p>ok</text:p>
          </table:table-cell>
          <table:table-cell office:value-type="string" table:style-name="ce3">
            <text:p>With drop-outs for external gear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Brake System</text:p>
          </table:table-cell>
          <table:table-cell office:value-type="string" table:style-name="ce3">
            <text:p>Shimano Saint</text:p>
          </table:table-cell>
          <table:table-cell office:value-type="string" table:style-name="ce3">
            <text:p>BR-M820</text:p>
          </table:table-cell>
          <table:table-cell table:style-name="ce1"/>
          <table:table-cell office:value-type="string" table:style-name="ce4">
            <text:p><text:a xlink:href="https://www.bike-components.de/de/s/?keywords=shimano%20scheibenbremse">https://www.bike-components.de/de/s/?keywords=shimano%20scheibenbremse</text:a></text:p>
          </table:table-cell>
          <table:table-cell office:value-type="currency" office:value="289" table:style-name="ce7">
            <text:p>€289</text:p>
          </table:table-cell>
          <table:table-cell office:value-type="currency" office:value="289" table:style-name="ce7">
            <text:p>€289</text:p>
          </table:table-cell>
          <table:table-cell table:style-name="ce1"/>
          <table:table-cell office:value-type="string" table:style-name="ce3">
            <text:p>ok</text:p>
          </table:table-cell>
          <table:table-cell office:value-type="string" table:style-name="ce3">
            <text:p>Price increased to 359EUR as of 3/2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Brake System</text:p>
          </table:table-cell>
          <table:table-cell office:value-type="string" table:style-name="ce3">
            <text:p>Hydraulic hose</text:p>
          </table:table-cell>
          <table:table-cell table:style-name="ce1"/>
          <table:table-cell office:value-type="string" table:style-name="ce3">
            <text:p>2m</text:p>
          </table:table-cell>
          <table:table-cell office:value-type="string" table:style-name="ce4">
            <text:p><text:a xlink:href="https://www.aliexpress.com/item/4000404666513.html">https://www.aliexpress.com/item/4000404666513.html</text:a></text:p>
          </table:table-cell>
          <table:table-cell office:value-type="currency" office:value="10" table:style-name="ce7">
            <text:p>€10</text:p>
          </table:table-cell>
          <table:table-cell office:value-type="currency" office:value="13" table:style-name="ce7">
            <text:p>€13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Brake System</text:p>
          </table:table-cell>
          <table:table-cell office:value-type="string" table:style-name="ce3">
            <text:p>Front Disc</text:p>
          </table:table-cell>
          <table:table-cell office:value-type="string" table:style-name="ce3">
            <text:p>Zitto</text:p>
          </table:table-cell>
          <table:table-cell office:value-type="string" table:style-name="ce3">
            <text:p>203mm</text:p>
          </table:table-cell>
          <table:table-cell office:value-type="string" table:style-name="ce4">
            <text:p><text:a xlink:href="https://www.aliexpress.com/item/32964814893.html?spm=a2g0s.9042311.0.0.27424c4dMmw43G">https://www.aliexpress.com/item/32964814893.html?spm=a2g0s.9042311.0.0.27424c4dMmw43G</text:a></text:p>
          </table:table-cell>
          <table:table-cell office:value-type="currency" office:value="25" table:style-name="ce7">
            <text:p>€25</text:p>
          </table:table-cell>
          <table:table-cell office:value-type="currency" office:value="24" table:style-name="ce7">
            <text:p>€24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Brake System</text:p>
          </table:table-cell>
          <table:table-cell office:value-type="string" table:style-name="ce3">
            <text:p>Rear Disc</text:p>
          </table:table-cell>
          <table:table-cell office:value-type="string" table:style-name="ce3">
            <text:p>Zitto</text:p>
          </table:table-cell>
          <table:table-cell office:value-type="string" table:style-name="ce3">
            <text:p>180mm</text:p>
          </table:table-cell>
          <table:table-cell office:value-type="string" table:style-name="ce4">
            <text:p><text:a xlink:href="https://www.aliexpress.com/item/32964814893.html?spm=a2g0s.9042311.0.0.27424c4dMmw43G">https://www.aliexpress.com/item/32964814893.html?spm=a2g0s.9042311.0.0.27424c4dMmw43G</text:a></text:p>
          </table:table-cell>
          <table:table-cell office:value-type="currency" office:value="20" table:style-name="ce7">
            <text:p>€20</text:p>
          </table:table-cell>
          <table:table-cell office:value-type="currency" office:value="17" table:style-name="ce7">
            <text:p>€17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Brake System</text:p>
          </table:table-cell>
          <table:table-cell office:value-type="string" table:style-name="ce3">
            <text:p>Front Wheel Adapter</text:p>
          </table:table-cell>
          <table:table-cell office:value-type="string" table:style-name="ce3">
            <text:p>IS to PM</text:p>
          </table:table-cell>
          <table:table-cell office:value-type="string" table:style-name="ce3">
            <text:p>schwarz/VR IS auf PM (63560-2-11193)</text:p>
          </table:table-cell>
          <table:table-cell office:value-type="string" table:style-name="ce4">
            <text:p><text:a xlink:href="https://www.bike-components.de/de/Shimano/Scheibenbremsadapter-fuer-203-mm-Scheibe-p63560/?o=211193-schwarz-VR-IS-auf-PM">https://www.bike-components.de/de/Shimano/Scheibenbremsadapter-fuer-203-mm-Scheibe-p63560/?o=211193-schwarz-VR-IS-auf-PM</text:a></text:p>
          </table:table-cell>
          <table:table-cell office:value-type="currency" office:value="7" table:style-name="ce7">
            <text:p>€7</text:p>
          </table:table-cell>
          <table:table-cell office:value-type="currency" office:value="7" table:style-name="ce7">
            <text:p>€7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Brake System</text:p>
          </table:table-cell>
          <table:table-cell office:value-type="string" table:style-name="ce3">
            <text:p>Rear Wheel Adapter</text:p>
          </table:table-cell>
          <table:table-cell office:value-type="string" table:style-name="ce3">
            <text:p>IS to PM</text:p>
          </table:table-cell>
          <table:table-cell office:value-type="string" table:style-name="ce3">
            <text:p>schwarz/HR IS auf PM (63559-2-11192)</text:p>
          </table:table-cell>
          <table:table-cell office:value-type="string" table:style-name="ce4">
            <text:p><text:a xlink:href="https://www.bike-components.de/de/Shimano/Scheibenbremsadapter-fuer-180-mm-Scheibe-p63559/?o=211192-schwarz-HR-IS-auf-PM">https://www.bike-components.de/de/Shimano/Scheibenbremsadapter-fuer-180-mm-Scheibe-p63559/?o=211192-schwarz-HR-IS-auf-PM</text:a></text:p>
          </table:table-cell>
          <table:table-cell office:value-type="currency" office:value="7" table:style-name="ce7">
            <text:p>€7</text:p>
          </table:table-cell>
          <table:table-cell office:value-type="currency" office:value="7" table:style-name="ce7">
            <text:p>€7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ear System</text:p>
          </table:table-cell>
          <table:table-cell office:value-type="string" table:style-name="ce3">
            <text:p>Shimano SLX</text:p>
          </table:table-cell>
          <table:table-cell office:value-type="string" table:style-name="ce3">
            <text:p>M7000 Upgrade Kit</text:p>
          </table:table-cell>
          <table:table-cell table:style-name="ce1"/>
          <table:table-cell office:value-type="string" table:style-name="ce2">
            <text:p><text:a xlink:href="https://www.bike-components.de/de/Shimano/SLX-1x11-fach-Upgrade-Kit-p65572/">https://www.bike-components.de/de/Shimano/SLX-1x11-fach-Upgrade-Kit-p65572/</text:a></text:p>
          </table:table-cell>
          <table:table-cell office:value-type="currency" office:value="175" table:style-name="ce7">
            <text:p>€175</text:p>
          </table:table-cell>
          <table:table-cell table:style-name="ce8"/>
          <table:table-cell table:style-name="ce1"/>
          <table:table-cell office:value-type="string" table:style-name="ce3">
            <text:p>n/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ear System</text:p>
          </table:table-cell>
          <table:table-cell office:value-type="string" table:style-name="ce3">
            <text:p>Shimano SLX Rear Deraillieur</text:p>
          </table:table-cell>
          <table:table-cell office:value-type="string" table:style-name="ce3">
            <text:p>Shadow Plus RD-M7000-11</text:p>
          </table:table-cell>
          <table:table-cell table:number-columns-repeated="2" table:style-name="ce1"/>
          <table:table-cell table:style-name="ce8"/>
          <table:table-cell office:value-type="currency" office:value="58" table:style-name="ce7">
            <text:p>€58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ear System</text:p>
          </table:table-cell>
          <table:table-cell office:value-type="string" table:style-name="ce3">
            <text:p>Shimano SLX Shifter</text:p>
          </table:table-cell>
          <table:table-cell office:value-type="string" table:style-name="ce3">
            <text:p>SHIMANO SLX SL-M7000-I-R I-Spec B</text:p>
          </table:table-cell>
          <table:table-cell table:number-columns-repeated="2" table:style-name="ce1"/>
          <table:table-cell table:style-name="ce8"/>
          <table:table-cell office:value-type="currency" office:value="23" table:style-name="ce7">
            <text:p>€23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ear System</text:p>
          </table:table-cell>
          <table:table-cell office:value-type="string" table:style-name="ce3">
            <text:p>Shimano Chain</text:p>
          </table:table-cell>
          <table:table-cell office:value-type="string" table:style-name="ce3">
            <text:p>Shimano CN-HG601</text:p>
          </table:table-cell>
          <table:table-cell table:number-columns-repeated="2" table:style-name="ce1"/>
          <table:table-cell table:style-name="ce8"/>
          <table:table-cell office:value-type="currency" office:value="22" table:style-name="ce7">
            <text:p>€22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ear System</text:p>
          </table:table-cell>
          <table:table-cell office:value-type="string" table:style-name="ce3">
            <text:p>Shimano Casette</text:p>
          </table:table-cell>
          <table:table-cell office:value-type="string" table:style-name="ce3">
            <text:p>Shimano SLX CS-M7000 11-40</text:p>
          </table:table-cell>
          <table:table-cell table:number-columns-repeated="2" table:style-name="ce1"/>
          <table:table-cell table:style-name="ce8"/>
          <table:table-cell office:value-type="currency" office:value="47" table:style-name="ce7">
            <text:p>€47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ear System</text:p>
          </table:table-cell>
          <table:table-cell table:style-name="ce1"/>
          <table:table-cell office:value-type="string" table:style-name="ce3">
            <text:p>KCNC Verschlussring Shimano</text:p>
          </table:table-cell>
          <table:table-cell table:number-columns-repeated="2" table:style-name="ce1"/>
          <table:table-cell office:value-type="currency" office:value="12" table:style-name="ce7">
            <text:p>€12</text:p>
          </table:table-cell>
          <table:table-cell office:value-type="currency" office:value="12" table:style-name="ce7">
            <text:p>€12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Gear System</text:p>
          </table:table-cell>
          <table:table-cell office:value-type="string" table:style-name="ce3">
            <text:p>Cable tube</text:p>
          </table:table-cell>
          <table:table-cell office:value-type="string" table:style-name="ce3">
            <text:p>Fish bone cable</text:p>
          </table:table-cell>
          <table:table-cell table:style-name="ce1"/>
          <table:table-cell office:value-type="string" table:style-name="ce4">
            <text:p><text:a xlink:href="https://www.aliexpress.com/item/33039556403.html?spm=a2g0s.9042311.0.0.6a3a4c4dUG1wMo">https://www.aliexpress.com/item/33039556403.html?spm=a2g0s.9042311.0.0.6a3a4c4dUG1wMo</text:a></text:p>
          </table:table-cell>
          <table:table-cell office:value-type="currency" office:value="15" table:style-name="ce7">
            <text:p>€15</text:p>
          </table:table-cell>
          <table:table-cell office:value-type="currency" office:value="17" table:style-name="ce7">
            <text:p>€17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Gear System</text:p>
          </table:table-cell>
          <table:table-cell office:value-type="string" table:style-name="ce3">
            <text:p>Shimano Shifter Cable</text:p>
          </table:table-cell>
          <table:table-cell table:number-columns-repeated="3" table:style-name="ce1"/>
          <table:table-cell table:style-name="ce8"/>
          <table:table-cell office:value-type="currency" office:value="3" table:style-name="ce7">
            <text:p>€3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table:style-name="ce3"/>
          <table:table-cell office:value-type="string" table:style-name="ce3">
            <text:p>Jagwire end caps</text:p>
          </table:table-cell>
          <table:table-cell table:number-columns-repeated="3" table:style-name="ce1"/>
          <table:table-cell table:style-name="ce8"/>
          <table:table-cell office:value-type="currency" office:value="2" table:style-name="ce7">
            <text:p>€2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table:style-name="ce3"/>
          <table:table-cell table:number-columns-repeated="4" table:style-name="ce1"/>
          <table:table-cell table:style-name="ce8"/>
          <table:table-cell table:style-name="ce7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table:number-columns-repeated="2" table:style-name="ce3"/>
          <table:table-cell table:number-columns-repeated="3" table:style-name="ce1"/>
          <table:table-cell table:style-name="ce8"/>
          <table:table-cell table:style-name="ce7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E-Drive</text:p>
          </table:table-cell>
          <table:table-cell office:value-type="string" table:style-name="ce3">
            <text:p>Bafang 8fun BBS02B</text:p>
          </table:table-cell>
          <table:table-cell office:value-type="string" table:style-name="ce9">
            <text:p>BBS02B</text:p>
          </table:table-cell>
          <table:table-cell office:value-type="string" table:style-name="ce3">
            <text:p>48V 750W, P850C Display</text:p>
          </table:table-cell>
          <table:table-cell office:value-type="string" table:style-name="ce2">
            <text:p><text:a xlink:href="https://www.ebay.de/itm/Bafang-8fun-BBS02B-Mittelmotor-48V-750W-Elektrofahrrad-Umbausatz-EU-Aktie/254535567182?hash=item3b4380874e:g:QKIAAOSwIlBeZgCi">https://www.ebay.de/itm/Bafang-8fun-BBS02B-Mittelmotor-48V-750W-Elektrofahrrad-Umbausatz-EU-Aktie/254535567182?hash=item3b4380874e:g:QKIAAOSwIlBeZgCi</text:a></text:p>
          </table:table-cell>
          <table:table-cell office:value-type="currency" office:value="400" table:style-name="ce7">
            <text:p>€400</text:p>
          </table:table-cell>
          <table:table-cell office:value-type="currency" office:value="393" table:style-name="ce7">
            <text:p>€393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-Drive</text:p>
          </table:table-cell>
          <table:table-cell office:value-type="string" table:style-name="ce3">
            <text:p>Battery</text:p>
          </table:table-cell>
          <table:table-cell office:value-type="string" table:style-name="ce3">
            <text:p>48V 34AH</text:p>
          </table:table-cell>
          <table:table-cell table:style-name="ce1"/>
          <table:table-cell office:value-type="string" table:style-name="ce2">
            <text:p><text:a xlink:href="https://www.aliexpress.com/item/32847418601.html">https://www.aliexpress.com/item/32847418601.html</text:a></text:p>
          </table:table-cell>
          <table:table-cell office:value-type="currency" office:value="600" table:style-name="ce7">
            <text:p>€600</text:p>
          </table:table-cell>
          <table:table-cell office:value-type="currency" office:value="595" table:style-name="ce7">
            <text:p>€595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Wheels</text:p>
          </table:table-cell>
          <table:table-cell office:value-type="string" table:style-name="ce3">
            <text:p>Front Wheel</text:p>
          </table:table-cell>
          <table:table-cell office:value-type="string" table:style-name="ce3">
            <text:p>451 Tri Spoke Carbon<text:s/></text:p>
          </table:table-cell>
          <table:table-cell office:value-type="string" table:style-name="ce3">
            <text:p>580g</text:p>
            <text:p>Rim outer width:23 mm</text:p>
            <text:p>Rim depth: 42mm</text:p>
            <text:p>Spoke width:68mm</text:p>
          </table:table-cell>
          <table:table-cell office:value-type="string" table:style-name="ce4">
            <text:p><text:a xlink:href="https://www.aliexpress.com/item/32792134865.html?spm=a2g0s.9042311.0.0.6a3a4c4dUG1wMo">https://www.aliexpress.com/item/32792134865.html?spm=a2g0s.9042311.0.0.6a3a4c4dUG1wMo</text:a></text:p>
          </table:table-cell>
          <table:table-cell office:value-type="currency" office:value="170" table:style-name="ce7">
            <text:p>€170</text:p>
          </table:table-cell>
          <table:table-cell office:value-type="currency" office:value="176" table:style-name="ce7">
            <text:p>€176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Wheels</text:p>
          </table:table-cell>
          <table:table-cell office:value-type="string" table:style-name="ce3">
            <text:p>Rear Wheel</text:p>
          </table:table-cell>
          <table:table-cell office:value-type="string" table:style-name="ce3">
            <text:p>26" MTB wheel</text:p>
          </table:table-cell>
          <table:table-cell office:value-type="string" table:style-name="ce3">
            <text:p>135*10mm</text:p>
            <text:p>1000g</text:p>
            <text:p>24 holes</text:p>
            <text:p>rim: 25mm/outer width,19mm/inner width</text:p>
          </table:table-cell>
          <table:table-cell office:value-type="string" table:style-name="ce4">
            <text:p><text:a xlink:href="https://www.aliexpress.com/item/4001271402986.html?spm=a2g0s.9042311.0.0.27424c4dP8TKhc">https://www.aliexpress.com/item/4001271402986.html?spm=a2g0s.9042311.0.0.27424c4dP8TKhc</text:a></text:p>
          </table:table-cell>
          <table:table-cell office:value-type="currency" office:value="80" table:style-name="ce7">
            <text:p>€80</text:p>
          </table:table-cell>
          <table:table-cell office:value-type="currency" office:value="89" table:style-name="ce7">
            <text:p>€89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Wheels</text:p>
          </table:table-cell>
          <table:table-cell office:value-type="string" table:style-name="ce3">
            <text:p>Maxxis 20"</text:p>
          </table:table-cell>
          <table:table-cell office:value-type="string" table:style-name="ce3">
            <text:p>DTH</text:p>
          </table:table-cell>
          <table:table-cell office:value-type="string" table:style-name="ce3">
            <text:p>37-451 20 x 1 3/8 DTH BMX DualCompound Draht 37451</text:p>
          </table:table-cell>
          <table:table-cell office:value-type="string" table:style-name="ce2">
            <text:p><text:a xlink:href="https://www.ebay.de/itm/Maxxis-Fahrradreifen-37-451-20-x-1-3-8-DTH-BMX-DualCompound-Draht-37451-20-Zoll/312070979915">https://www.ebay.de/itm/Maxxis-Fahrradreifen-37-451-20-x-1-3-8-DTH-BMX-DualCompound-Draht-37451-20-Zoll/312070979915</text:a></text:p>
          </table:table-cell>
          <table:table-cell office:value-type="currency" office:value="15" table:style-name="ce7">
            <text:p>€15</text:p>
          </table:table-cell>
          <table:table-cell office:value-type="currency" office:value="26" table:style-name="ce7">
            <text:p>€26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Wheels</text:p>
          </table:table-cell>
          <table:table-cell office:value-type="string" table:style-name="ce3">
            <text:p>Continental Speed</text:p>
          </table:table-cell>
          <table:table-cell office:value-type="string" table:style-name="ce3">
            <text:p>Contact Speed 26" Drahtreifen</text:p>
          </table:table-cell>
          <table:table-cell office:value-type="string" table:style-name="ce3">
            <text:p>schwarz-reflex/26x1,6 (42-559)</text:p>
          </table:table-cell>
          <table:table-cell table:style-name="ce1"/>
          <table:table-cell office:value-type="currency" office:value="35" table:style-name="ce7">
            <text:p>€35</text:p>
          </table:table-cell>
          <table:table-cell office:value-type="currency" office:value="18" table:style-name="ce7">
            <text:p>€18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Wheels</text:p>
          </table:table-cell>
          <table:table-cell office:value-type="string" table:style-name="ce3">
            <text:p>Tube</text:p>
          </table:table-cell>
          <table:table-cell office:value-type="string" table:style-name="ce3">
            <text:p>26"<text:s/></text:p>
          </table:table-cell>
          <table:table-cell office:value-type="string" table:style-name="ce3">
            <text:p>Presta valve</text:p>
          </table:table-cell>
          <table:table-cell table:style-name="ce1"/>
          <table:table-cell office:value-type="currency" office:value="5" table:style-name="ce7">
            <text:p>€5</text:p>
          </table:table-cell>
          <table:table-cell office:value-type="currency" office:value="3" table:style-name="ce7">
            <text:p>€3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Wheels</text:p>
          </table:table-cell>
          <table:table-cell office:value-type="string" table:style-name="ce3">
            <text:p>Tube</text:p>
          </table:table-cell>
          <table:table-cell office:value-type="string" table:style-name="ce3">
            <text:p>20"</text:p>
          </table:table-cell>
          <table:table-cell office:value-type="string" table:style-name="ce3">
            <text:p>Presta valve</text:p>
          </table:table-cell>
          <table:table-cell table:style-name="ce1"/>
          <table:table-cell office:value-type="currency" office:value="5" table:style-name="ce7">
            <text:p>€5</text:p>
          </table:table-cell>
          <table:table-cell office:value-type="currency" office:value="6" table:style-name="ce7">
            <text:p>€6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/>
        </table:table-row>
        <table:table-row table:style-name="ro1">
          <table:table-cell table:number-columns-repeated="4" table:style-name="ce3"/>
          <table:table-cell table:style-name="ce1"/>
          <table:table-cell table:number-columns-repeated="2" table:style-name="ce7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ockpit</text:p>
          </table:table-cell>
          <table:table-cell office:value-type="string" table:style-name="ce3">
            <text:p>Integrated handlebar</text:p>
          </table:table-cell>
          <table:table-cell office:value-type="string" table:style-name="ce3">
            <text:p>Carbon riser 17 degrees</text:p>
          </table:table-cell>
          <table:table-cell office:value-type="string" table:style-name="ce3">
            <text:p>Fork clamp : Φ28.6mm(1-1/8")</text:p>
            <text:p>Width : 640mm</text:p>
            <text:p>Stem lenght: 100mm<text:s/></text:p>
            <text:p>Stem Rise:-17Degree</text:p>
            <text:p>9° back sweep</text:p>
            <text:p>Finish: matt</text:p>
            <text:p>Weight: approx 270g</text:p>
            <text:p>Garmin mount support</text:p>
          </table:table-cell>
          <table:table-cell table:style-name="ce1"/>
          <table:table-cell table:style-name="ce7"/>
          <table:table-cell office:value-type="currency" office:value="62" table:style-name="ce7">
            <text:p>€62</text:p>
          </table:table-cell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Cockpit</text:p>
          </table:table-cell>
          <table:table-cell office:value-type="string" table:style-name="ce3">
            <text:p>Grips</text:p>
          </table:table-cell>
          <table:table-cell office:value-type="string" table:style-name="ce3">
            <text:p>crankbrothers Cobalt</text:p>
          </table:table-cell>
          <table:table-cell office:value-type="string" table:style-name="ce3">
            <text:p>130mm</text:p>
          </table:table-cell>
          <table:table-cell office:value-type="string" table:style-name="ce4">
            <text:p><text:a xlink:href="https://www.bike-components.de/de/crankbrothers/Cobalt-Lock-On-Lenkergriffe-p24811/?o=8600145-schwarz-rot-130-mm">https://www.bike-components.de/de/crankbrothers/Cobalt-Lock-On-Lenkergriffe-p24811/?o=8600145-schwarz-rot-130-mm</text:a></text:p>
          </table:table-cell>
          <table:table-cell table:style-name="ce8"/>
          <table:table-cell office:value-type="currency" office:value="19" table:style-name="ce7">
            <text:p>€19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3"/>
          <table:table-cell table:style-name="ce1"/>
          <table:table-cell table:number-columns-repeated="2" table:style-name="ce7"/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3">
            <text:p>Seat</text:p>
          </table:table-cell>
          <table:table-cell office:value-type="string" table:style-name="ce3">
            <text:p>Seat Post</text:p>
          </table:table-cell>
          <table:table-cell office:value-type="string" table:style-name="ce3">
            <text:p>34.9mm</text:p>
          </table:table-cell>
          <table:table-cell office:value-type="string" table:style-name="ce3">
            <text:p>n/a</text:p>
          </table:table-cell>
          <table:table-cell table:style-name="ce1"/>
          <table:table-cell table:number-columns-repeated="2" table:style-name="ce7"/>
          <table:table-cell table:style-name="ce1"/>
          <table:table-cell table:style-name="ce3"/>
          <table:table-cell office:value-type="string" table:style-name="ce3">
            <text:p>Used seat post from my old mountain bike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eat</text:p>
          </table:table-cell>
          <table:table-cell office:value-type="string" table:style-name="ce3">
            <text:p>Seat Post Clamp</text:p>
          </table:table-cell>
          <table:table-cell office:value-type="string" table:style-name="ce3">
            <text:p>34.9 mm Aluminum</text:p>
          </table:table-cell>
          <table:table-cell table:style-name="ce3"/>
          <table:table-cell table:style-name="ce1"/>
          <table:table-cell table:style-name="ce7"/>
          <table:table-cell office:value-type="currency" office:value="8" table:style-name="ce7">
            <text:p>€8</text:p>
          </table:table-cell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3">
            <text:p>Seat</text:p>
          </table:table-cell>
          <table:table-cell office:value-type="string" table:style-name="ce3">
            <text:p>Brooks Saddle</text:p>
          </table:table-cell>
          <table:table-cell office:value-type="string" table:style-name="ce3">
            <text:p>Cambium C17</text:p>
          </table:table-cell>
          <table:table-cell table:number-columns-repeated="2" table:style-name="ce1"/>
          <table:table-cell table:style-name="ce8"/>
          <table:table-cell office:value-type="currency" office:value="93" table:style-name="ce7">
            <text:p>€93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3"/>
          <table:table-cell table:style-name="ce1"/>
          <table:table-cell table:style-name="ce3"/>
          <table:table-cell table:style-name="ce1"/>
          <table:table-cell table:number-columns-repeated="2" table:style-name="ce7"/>
          <table:table-cell table:style-name="ce1"/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3">
            <text:p>Accessories</text:p>
          </table:table-cell>
          <table:table-cell office:value-type="string" table:style-name="ce3">
            <text:p>Rear light</text:p>
          </table:table-cell>
          <table:table-cell office:value-type="string" table:style-name="ce3">
            <text:p>Busch&amp;Müller Mü</text:p>
          </table:table-cell>
          <table:table-cell office:value-type="string" table:style-name="ce3">
            <text:p>6V input</text:p>
          </table:table-cell>
          <table:table-cell office:value-type="string" table:style-name="ce4">
            <text:p><text:a xlink:href="https://www.bike-components.de/de/busch-mueller/Mue-E-LED-Ruecklicht-fuer-E-Bikes-mit-StVZO-Zulassung-p67635/?o=200001-schwarz-universal">https://www.bike-components.de/de/busch-mueller/Mue-E-LED-Ruecklicht-fuer-E-Bikes-mit-StVZO-Zulassung-p67635/?o=200001-schwarz-universal</text:a></text:p>
          </table:table-cell>
          <table:table-cell table:style-name="ce8"/>
          <table:table-cell office:value-type="currency" office:value="30" table:style-name="ce7">
            <text:p>€30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Accessories</text:p>
          </table:table-cell>
          <table:table-cell office:value-type="string" table:style-name="ce3">
            <text:p>Front light</text:p>
          </table:table-cell>
          <table:table-cell office:value-type="string" table:style-name="ce3">
            <text:p>LED front light</text:p>
          </table:table-cell>
          <table:table-cell office:value-type="string" table:style-name="ce3">
            <text:p>6V input</text:p>
          </table:table-cell>
          <table:table-cell office:value-type="string" table:style-name="ce4">
            <text:p><text:a xlink:href="https://www.aliexpress.com/item/4000086869517.html?spm=a2g0s.9042311.0.0.6a3a4c4dLj0WwH">https://www.aliexpress.com/item/4000086869517.html?spm=a2g0s.9042311.0.0.6a3a4c4dLj0WwH</text:a></text:p>
          </table:table-cell>
          <table:table-cell table:style-name="ce8"/>
          <table:table-cell office:value-type="currency" office:value="15" table:style-name="ce7">
            <text:p>€15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Accessories</text:p>
          </table:table-cell>
          <table:table-cell office:value-type="string" table:style-name="ce3">
            <text:p>Contec Flat Fender</text:p>
          </table:table-cell>
          <table:table-cell office:value-type="string" table:style-name="ce3">
            <text:p>28", silver</text:p>
          </table:table-cell>
          <table:table-cell table:number-columns-repeated="2" table:style-name="ce1"/>
          <table:table-cell table:style-name="ce8"/>
          <table:table-cell office:value-type="currency" office:value="40" table:style-name="ce7">
            <text:p>€40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Accessories</text:p>
          </table:table-cell>
          <table:table-cell office:value-type="string" table:style-name="ce3">
            <text:p>Pedals</text:p>
          </table:table-cell>
          <table:table-cell office:value-type="string" table:style-name="ce3">
            <text:p>Willyn Ultra light 3</text:p>
          </table:table-cell>
          <table:table-cell table:number-columns-repeated="2" table:style-name="ce1"/>
          <table:table-cell table:style-name="ce8"/>
          <table:table-cell office:value-type="currency" office:value="22.68" table:style-name="ce7">
            <text:p>€23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Accessories</text:p>
          </table:table-cell>
          <table:table-cell office:value-type="string" table:style-name="ce3">
            <text:p>Cinelli Kinks pedal straps</text:p>
          </table:table-cell>
          <table:table-cell table:number-columns-repeated="3" table:style-name="ce1"/>
          <table:table-cell table:style-name="ce8"/>
          <table:table-cell office:value-type="currency" office:value="36" table:style-name="ce7">
            <text:p>€36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Accessories</text:p>
          </table:table-cell>
          <table:table-cell office:value-type="string" table:style-name="ce3">
            <text:p>0.5mm aluminum sheet</text:p>
          </table:table-cell>
          <table:table-cell office:value-type="string" table:style-name="ce3">
            <text:p>1000x500</text:p>
          </table:table-cell>
          <table:table-cell table:number-columns-repeated="2" table:style-name="ce1"/>
          <table:table-cell table:style-name="ce8"/>
          <table:table-cell office:value-type="currency" office:value="20.399999999999999" table:style-name="ce7">
            <text:p>€20</text:p>
          </table:table-cell>
          <table:table-cell table:style-name="ce1"/>
          <table:table-cell office:value-type="string" table:style-name="ce3">
            <text:p>ok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5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string" table:style-name="ce3">
            <text:p>Tools</text:p>
          </table:table-cell>
          <table:table-cell office:value-type="string" table:style-name="ce3">
            <text:p>Bleeding Kit</text:p>
          </table:table-cell>
          <table:table-cell office:value-type="string" table:style-name="ce3">
            <text:p>Shimano TL-BT03S</text:p>
          </table:table-cell>
          <table:table-cell table:number-columns-repeated="2" table:style-name="ce1"/>
          <table:table-cell table:style-name="ce8"/>
          <table:table-cell office:value-type="currency" office:value="20" table:style-name="ce7">
            <text:p>€2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Security</text:p>
          </table:table-cell>
          <table:table-cell office:value-type="string" table:style-name="ce3">
            <text:p>Axa Victoy Lock</text:p>
          </table:table-cell>
          <table:table-cell table:number-columns-repeated="3" table:style-name="ce1"/>
          <table:table-cell table:style-name="ce8"/>
          <table:table-cell office:value-type="currency" office:value="26" table:style-name="ce7">
            <text:p>€2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Security</text:p>
          </table:table-cell>
          <table:table-cell office:value-type="string" table:style-name="ce3">
            <text:p>Axa frame mount</text:p>
          </table:table-cell>
          <table:table-cell table:number-columns-repeated="3" table:style-name="ce1"/>
          <table:table-cell table:style-name="ce8"/>
          <table:table-cell office:value-type="currency" office:value="6" table:style-name="ce7">
            <text:p>€6</text:p>
          </table:table-cell>
          <table:table-cell table:number-columns-repeated="16377"/>
        </table:table-row>
        <table:table-row table:number-rows-repeated="3" table:style-name="ro1">
          <table:table-cell table:number-columns-repeated="5" table:style-name="ce1"/>
          <table:table-cell table:number-columns-repeated="2" table:style-name="ce8"/>
          <table:table-cell table:number-columns-repeated="16377"/>
        </table:table-row>
        <table:table-row table:style-name="ro1">
          <table:table-cell office:value-type="string" table:style-name="ce3">
            <text:p>Total</text:p>
          </table:table-cell>
          <table:table-cell table:number-columns-repeated="4" table:style-name="ce1"/>
          <table:table-cell office:value-type="currency" office:value="3520" table:formula="of:=SUM([.F3:.F52])" table:style-name="ce8">
            <text:p>€3.520</text:p>
          </table:table-cell>
          <table:table-cell office:value-type="currency" office:value="3895.08" table:formula="of:=SUM([.G3:.G52])" table:style-name="ce8">
            <text:p>€3.895</text:p>
          </table:table-cell>
          <table:table-cell table:number-columns-repeated="16377"/>
        </table:table-row>
        <table:table-row table:number-rows-repeated="1048523" table:style-name="ro1">
          <table:table-cell table:number-columns-repeated="16384"/>
        </table:table-row>
      </table:table>
      <table:table table:name="451_wheels" table:style-name="ta1">
        <table:table-column table:style-name="co1" table:number-columns-repeated="16384" table:default-cell-style-name="ce1"/>
        <table:table-row table:style-name="ro2">
          <table:table-cell office:value-type="string" table:style-name="ce10">
            <text:p>Reifen in der 451er Abmessung sind derzeit: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- Schwalbe One 25mm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- Schwalbe Durano 28mm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- Kenda Small Block 8 Pro 28mm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- Kenda Kompact Race 28mm / 37mm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- Maxxis DTH 28mm / 37mm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- Primo Comet 37mm (schlecht verarbeitet, sitzt nicht gut auf Felge, plattenanfällig)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- Michelin City J 37mm</text:p>
          </table:table-cell>
          <table:table-cell table:number-columns-repeated="16383"/>
        </table:table-row>
        <table:table-row table:style-name="ro2">
          <table:table-cell table:style-name="ce11"/>
          <table:table-cell table:number-columns-repeated="16383"/>
        </table:table-row>
        <table:table-row table:style-name="ro2">
          <table:table-cell office:value-type="string" table:style-name="ce10">
            <text:p>Aufgrund geringer Nachfrage nicht mehr produziert werden: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- Schwalbe Shredda</text:p>
          </table:table-cell>
          <table:table-cell table:number-columns-repeated="16383"/>
        </table:table-row>
        <table:table-row table:style-name="ro2">
          <table:table-cell office:value-type="string" table:style-name="ce10">
            <text:p>- Schwalbe Mow Joe</text:p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  <table:table table:name="Tutorial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Bafang 8fun</text:p>
          </table:table-cell>
          <table:table-cell office:value-type="string" table:style-name="ce4">
            <text:p><text:a xlink:href="https://www.youtube.com/watch?v=rcYVyuDC6e8">https://www.youtube.com/watch?v=rcYVyuDC6e8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selbstbau</text:p>
          </table:table-cell>
          <table:table-cell office:value-type="string" table:style-name="ce4">
            <text:p><text:a xlink:href="https://www.flickr.com/photos/jamestownboats/albums/72157703919021851">https://www.flickr.com/photos/jamestownboats/albums/72157703919021851</text:a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4">
            <text:p><text:a xlink:href="https://www.cargobikeforum.de/forum/index.php?threads/bullitt-mit-1x11-und-bbs01-selbstbau.2547/">https://www.cargobikeforum.de/forum/index.php?threads/bullitt-mit-1x11-und-bbs01-selbstbau.2547/</text:a>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&quot;Amazon Ember&quot;" svg:font-family="&quot;&quot;Amazon Ember&quot;&quot;"/>
  </office:font-face-decls>
  <office:styles>
    <number:number-style style:name="N0">
      <number:number number:min-integer-digits="1"/>
    </number:number-style>
    <number:currency-style style:name="N36" number:language="en" number:country="DE">
      <number:currency-symbol number:language="en" number:country="DE">€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1</meta:generator>
    <dc:creator>Microsoft Office User</dc:creator>
    <meta:creation-date>2021-04-18T18:33:08Z</meta:creation-date>
    <dc:date>2021-04-18T18:33:26Z</dc:date>
  </office:meta>
</office:document-meta>
</file>